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4.23cm"/>
    </style:style>
    <style:style style:name="co4" style:family="table-column">
      <style:table-column-properties fo:break-before="auto" style:column-width="10.165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4.092cm"/>
    </style:style>
    <style:style style:name="co7" style:family="table-column">
      <style:table-column-properties fo:break-before="auto" style:column-width="4.63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v0 BOM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Refs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Uni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Optional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anufacturer code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Mouser</text:p>
          </table:table-cell>
        </table:table-row>
        <table:table-row table:style-name="ro1">
          <table:table-cell office:value-type="string" calcext:value-type="string">
            <text:p>C1, C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603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p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ystal tuning capacitors</text:p>
          </table:table-cell>
          <table:table-cell office:value-type="string" calcext:value-type="string">
            <text:p>Yes, if Y1 is not fitted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2812085" calcext:value-type="float">
            <text:p>2812085</text:p>
          </table:table-cell>
          <table:table-cell office:value-type="string" calcext:value-type="string">
            <text:p>710-885012006049</text:p>
          </table:table-cell>
        </table:table-row>
        <table:table-row table:style-name="ro1">
          <table:table-cell office:value-type="string" calcext:value-type="string">
            <text:p>C3, C4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603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u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gt;= 6.3 V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3013436" calcext:value-type="float">
            <text:p>3013436</text:p>
          </table:table-cell>
          <table:table-cell office:value-type="string" calcext:value-type="string">
            <text:p>963-JMK107BB7475KA-T</text:p>
          </table:table-cell>
        </table:table-row>
        <table:table-row table:style-name="ro1">
          <table:table-cell office:value-type="string" calcext:value-type="string">
            <text:p>C5, C6, C7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060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&gt;= 6.3 V</text:p>
          </table:table-cell>
          <table:table-cell office:value-type="string" calcext:value-type="string">
            <text:p>C5: No. C6: Yes, if not using ADC. C7: Yes, if SW1 is not fitted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2581044" calcext:value-type="float">
            <text:p>2581044</text:p>
          </table:table-cell>
          <table:table-cell office:value-type="string" calcext:value-type="string">
            <text:p>710-885012206020</text:p>
          </table:table-cell>
        </table:table-row>
        <table:table-row table:style-name="ro1">
          <table:table-cell office:value-type="string" calcext:value-type="string">
            <text:p>D1, D2, 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060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f &lt;= 3 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3265380" calcext:value-type="float">
            <text:p>3265380</text:p>
          </table:table-cell>
          <table:table-cell office:value-type="string" calcext:value-type="string">
            <text:p>710-150060RS55040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10 pin hea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1.27 mm pitch, 2x5</text:p>
          </table:table-cell>
          <table:table-cell office:value-type="string" calcext:value-type="string">
            <text:p>No (unless using pogo pins)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1577743" calcext:value-type="float">
            <text:p>1577743</text:p>
          </table:table-cell>
          <table:table-cell office:value-type="string" calcext:value-type="string">
            <text:p>200-MTMS10502TD002</text:p>
          </table:table-cell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USB Micro-B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105017-0001</text:p>
          </table:table-cell>
          <table:table-cell office:value-type="float" office:value="2614950" calcext:value-type="float">
            <text:p>2614950</text:p>
          </table:table-cell>
          <table:table-cell office:value-type="string" calcext:value-type="string">
            <text:p>538-105017-0001</text:p>
          </table:table-cell>
        </table:table-row>
        <table:table-row table:style-name="ro1">
          <table:table-cell office:value-type="string" calcext:value-type="string">
            <text:p>R1, R2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603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k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2C pull up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2694880" calcext:value-type="float">
            <text:p>2694880</text:p>
          </table:table-cell>
          <table:table-cell office:value-type="string" calcext:value-type="string">
            <text:p>755-SFR03EZPF4701</text:p>
          </table:table-cell>
        </table:table-row>
        <table:table-row table:style-name="ro1">
          <table:table-cell office:value-type="string" calcext:value-type="string">
            <text:p>R3, R4, R5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603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 current limitin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2447267" calcext:value-type="float">
            <text:p>2447267</text:p>
          </table:table-cell>
          <table:table-cell office:value-type="string" calcext:value-type="string">
            <text:p>603-RC0603JR-07180RL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0603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, if SW1 is not fitted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2447339" calcext:value-type="float">
            <text:p>2447339</text:p>
          </table:table-cell>
          <table:table-cell office:value-type="string" calcext:value-type="string">
            <text:p>603-RC0603JR-07330RL</text:p>
          </table:table-cell>
        </table:table-row>
        <table:table-row table:style-name="ro1">
          <table:table-cell office:value-type="string" calcext:value-type="string">
            <text:p>SW1, SW2</text:p>
          </table:table-cell>
          <table:table-cell office:value-type="string" calcext:value-type="string">
            <text:p>Switch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Alps</text:p>
          </table:table-cell>
          <table:table-cell office:value-type="string" calcext:value-type="string">
            <text:p>SKRKAEE020</text:p>
          </table:table-cell>
          <table:table-cell/>
          <table:table-cell office:value-type="string" calcext:value-type="string">
            <text:p>688-SKRKAEE020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SAMD11D14A</text:p>
          </table:table-cell>
          <table:table-cell office:value-type="string" calcext:value-type="string">
            <text:p>SOIC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ATSAMD11D14A-SSUT</text:p>
          </table:table-cell>
          <table:table-cell office:value-type="float" office:value="2475666" calcext:value-type="float">
            <text:p>2475666</text:p>
          </table:table-cell>
          <table:table-cell office:value-type="string" calcext:value-type="string">
            <text:p>556-ATSAMD11D14ASSUT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MCP1700T-33</text:p>
          </table:table-cell>
          <table:table-cell office:value-type="string" calcext:value-type="string">
            <text:p>SOT-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1700T-3302E/TT</text:p>
          </table:table-cell>
          <table:table-cell office:value-type="float" office:value="1296592" calcext:value-type="float">
            <text:p>1296592</text:p>
          </table:table-cell>
          <table:table-cell office:value-type="string" calcext:value-type="string">
            <text:p>579-MCP1700T3302E/TT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SOT-23-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USBLC6-2SC6</text:p>
          </table:table-cell>
          <table:table-cell office:value-type="float" office:value="1269406" calcext:value-type="float">
            <text:p>1269406</text:p>
          </table:table-cell>
          <table:table-cell office:value-type="string" calcext:value-type="string">
            <text:p>511-USBLC6-2SC6</text:p>
          </table:table-cell>
        </table:table-row>
        <table:table-row table:style-name="ro1">
          <table:table-cell office:value-type="string" calcext:value-type="string">
            <text:p>Y1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3.2x1.5 mm</text:p>
          </table:table-cell>
          <table:table-cell office:value-type="float" office:value="32.768" calcext:value-type="float">
            <text:p>32.768</text:p>
          </table:table-cell>
          <table:table-cell office:value-type="string" calcext:value-type="string">
            <text:p>kH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Generic</text:p>
          </table:table-cell>
          <table:table-cell/>
          <table:table-cell office:value-type="float" office:value="3228394" calcext:value-type="float">
            <text:p>3228394</text:p>
          </table:table-cell>
          <table:table-cell office:value-type="string" calcext:value-type="string">
            <text:p>732-FC135-32.76KAA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9">00/00/0000</text:date>, <text:time style:data-style-name="N2" text:time-value="15:43:19.62251110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10T12:25:49.805400998</meta:creation-date>
    <dc:date>2020-02-19T07:05:38.705499813</dc:date>
    <meta:editing-duration>P1DT5H5M52S</meta:editing-duration>
    <meta:editing-cycles>6</meta:editing-cycles>
    <meta:generator>LibreOffice/6.3.4.2$Linux_X86_64 LibreOffice_project/30$Build-2</meta:generator>
    <meta:document-statistic meta:table-count="1" meta:cell-count="146" meta:object-count="0"/>
  </office:meta>
</office:document-meta>
</file>